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width="0cm" svg:stroke-color="#ffffff" draw:marker-start-width="0.65cm" draw:marker-end-width="0.65cm" draw:fill="solid" draw:fill-color="#ffffff" draw:opacity="100%" draw:textarea-horizontal-align="center" draw:textarea-vertical-align="middle" fo:padding-top="0.275cm" fo:padding-bottom="0.275cm" fo:padding-left="0.4cm" fo:padding-right="0.4cm"/>
    </style:style>
    <style:style style:name="gr2" style:family="graphic" style:parent-style-name="standard">
      <style:graphic-properties draw:stroke="none" svg:stroke-width="0cm" draw:marker-start-width="0.8cm" draw:marker-end-width="0.8cm" draw:fill="solid" draw:fill-color="#666666" draw:opacity="100%" draw:textarea-horizontal-align="center" draw:textarea-vertical-align="middle" fo:padding-top="0.325cm" fo:padding-bottom="0.325cm" fo:padding-left="0.45cm" fo:padding-right="0.45cm"/>
    </style:style>
    <style:style style:name="gr3" style:family="graphic" style:parent-style-name="standard">
      <style:graphic-properties draw:stroke="none" svg:stroke-width="0.4cm" svg:stroke-color="#ffffff" draw:marker-start-width="0.8cm" draw:marker-end-width="0.8cm" draw:fill-color="#666666" draw:textarea-horizontal-align="justify" draw:textarea-vertical-align="middle" draw:auto-grow-height="false" fo:min-height="4.373cm" fo:min-width="4.123cm" fo:padding-top="0.325cm" fo:padding-bottom="0.325cm" fo:padding-left="0.45cm" fo:padding-right="0.45cm" draw:shadow="hidden"/>
    </style:style>
    <style:style style:name="P1" style:family="paragraph">
      <loext:graphic-properties draw:fill="solid" draw:fill-color="#ffffff" draw:opacity="100%"/>
      <style:paragraph-properties fo:text-align="center"/>
    </style:style>
    <style:style style:name="P2" style:family="paragraph">
      <loext:graphic-properties draw:fill="solid" draw:fill-color="#666666" draw:opacity="100%"/>
      <style:paragraph-properties fo:text-align="center"/>
    </style:style>
    <style:style style:name="P3" style:family="paragraph">
      <loext:graphic-properties draw:fill-color="#666666"/>
      <style:paragraph-properties fo:text-align="center"/>
    </style:style>
  </office:automatic-styles>
  <office:body>
    <office:drawing>
      <draw:page draw:name="page1" draw:style-name="dp1" draw:master-page-name="Standard">
        <draw:path draw:style-name="gr1" draw:text-style-name="P1" draw:layer="layout" svg:width="7.37cm" svg:height="5.902cm" svg:x="6.941cm" svg:y="3.574cm" svg:viewBox="0 0 7371 5903" svg:d="M1299 238l91-119 91-119 395 302 388 220 385 150 379 91 370 39 359-6 343-42 325-71 301-93 273-106 243-112 205-108 293-180 103-73 87 122 87 122-107 76c-3 2-6 4-9 6l-301 185c-1 1-2 1-3 2-2 1-4 2-5 3l-214 113c-2 1-5 2-7 3l-250 116c-3 1-6 2-9 3l-283 110c-3 1-6 2-10 3l-312 97c-4 1-8 2-12 3l-337 74c-5 1-9 2-14 2l-358 44c-6 1-11 1-16 1l-376 6c-1 0-2 0-2 0-6 0-11 0-16-1l-389-41c-7 0-13-1-19-3l-399-95c-7-2-13-4-20-7l-404-158c-7-3-13-6-19-9l-406-230c-1 0-1 0-1 0-6-3-11-7-17-11zM192 1636l85-124 84-124 594 406 588 298 584 205 576 123 564 53 544-7 521-57 491-97 455-125 413-144 366-150 310-147 441-242 156-99 80 126 81 127-160 101c-2 1-4 3-6 4-1 0-1 1-2 1l-449 247c-3 1-5 3-8 4l-318 150c-3 1-5 3-7 3l-373 154c-3 1-6 2-8 3l-422 147c-3 1-6 2-10 3l-465 128c-3 1-7 2-11 2l-502 99c-4 1-9 2-13 2l-534 59c-5 0-10 1-14 1l-560 7c-1 0-2 0-2 0-5 0-10 0-14 0l-580-55c-6 0-12-1-18-3l-594-127c-6-1-12-3-18-5l-603-212c-6-2-12-4-18-7l-605-306c-2-2-5-3-7-4-4-2-7-4-10-6zM0 3366l81-126 81-126 634 407 628 298 624 205 617 124 602 53 583-7 557-57 524-97 486-126 440-143 726-300 468-241 167-100 76 129 77 129-170 102c-1 0-1 0-2 1-2 1-4 2-6 3l-479 247c-3 2-7 3-11 5l-737 304c-3 2-7 3-10 4l-450 147c-3 1-6 2-9 2l-496 129c-3 0-7 1-10 2l-536 99c-4 0-8 1-12 1l-569 59c-5 1-9 1-14 1l-596 7c-1 0-2 0-2 0-5 0-9 0-14 0l-618-55c-5 0-11-1-16-2l-633-128c-6-1-12-2-18-4l-642-211c-6-2-12-5-18-7l-645-307c-3-1-7-3-10-5-2-1-4-3-6-4zM516 5051l75-131 74-130 535 304 529 223 527 153 521 93 509 40 492-5 470-43 443-73 411-94 371-107 613-224 395-181 140-74 70 132 70 133-144 76c-2 1-5 3-8 4l-404 185c-4 1-7 3-11 4l-623 228c-3 2-6 3-10 4l-380 109c-3 1-6 2-8 3l-420 96c-3 0-6 1-9 1l-453 75c-3 0-7 1-10 1l-482 44c-4 0-8 0-12 0l-505 6h-1c-4 0-8 0-12 0l-523-41c-5-1-10-1-15-2l-535-96c-5-1-11-2-16-3l-543-159c-6-1-11-3-16-5l-546-230c-5-2-11-5-16-8z">
          <text:p/>
        </draw:path>
        <draw:path draw:style-name="gr2" draw:text-style-name="P2" draw:layer="layout" svg:width="14.17cm" svg:height="11.272cm" svg:x="0.413cm" svg:y="2.438cm" svg:viewBox="0 0 14171 11273" svg:d="M13779 4198l9-234-6-233-21-232-38-230-52-226-68-222-83-218-98-212-113-206-126-198-139-190-151-179-163-170-175-158-185-148-195-135-204-124-88-45-17-9-105-55-107-50-108-47-109-44-111-39-112-36-113-33-114-29-115-24-116-22-116-17-117-14-118-9-118-6-118-2-209 6v-8l-2204 23-1188 703 1293-6v39l-169 133-177 159-69 71-3176 15-855 516 3602-9-94 144-116 207-24 50-5315 13v-200-200l1169-3 1516-914v-3l1623-8 1181-699-1192 12-2-200-2-200 4208-43v8l200-6 132 2 131 7 130 10 131 15 129 20 129 23 127 28 127 32 126 36 124 40 123 44 122 48 120 53 118 56 117 60 115 64 113 68 110 71 108 75 105 79 103 81 99 85 97 88 94 91 91 95 88 97 84 100 82 102 78 106 74 108 71 111 68 113 64 115 60 118 56 119 52 120 48 122 44 124 40 124 36 126 31 127 28 129 23 129 20 129 15 131 10 131 7 132 2 131-2 132-7 132-10 131-15 131-20 129-23 129-28 129-31 127-36 126-40 124-44 124-48 122-52 120-56 119-60 118-64 115-68 113-71 111-74 108-78 106-82 102-84 100-88 97-91 95-94 91-97 88-99 85-103 81-105 79-108 75-110 71-113 68-115 64-117 60-118 56-120 53-122 48-123 44-124 40-126 36-127 32-127 28-129 23-129 19-131 16-130 10-131 7-132 2-132-2-131-7-130-10-131-16-129-19-129-23-127-28-127-32-126-36-124-40-123-44-122-48-120-53-118-56-117-60-115-64-168-103-161-110-156-118-150-125-900 772 408 483-153 129-153 129-225-267-3341 2830-22 21-28 23-10 7-7 6v-1l-12 9-31 19-32 17-33 15-34 13-34 10-35 8-36 6-36 4-36 1-36-1-36-4-36-6-35-8-34-10-34-13-33-15-32-17-31-19-29-21-28-23-26-25-25-26-23-28-21-29-19-31-17-32-15-33-13-34-10-34-8-35-6-36-4-36-1-36 1-36 4-36 6-36 8-35 10-34 13-34 15-33 17-32 19-31 21-29 23-28 25-26 26-25 28-23 17-12 3337-2827-302-357 153-129 153-129 441 523 866-743-111-138-106-144-99-149-93-153-71-129-67-132-61-134-57-136-51-138-47-140-31-106-1323-724-1666 12v-25l-795-970-586 3-1-200-1-200 4623-25-21 66-57 226-19 109-3423 18 489 596 2877-21 5 227 17 173-620 5 684 374 31 135 68 222 83 218 98 212 113 206 126 199 139 189 151 179 163 170 175 159 185 147 195 136 11 7 31 23 97 67 100 65 101 61 104 57 105 55 107 50 108 47 109 44 111 39 112 36 113 33 114 29 115 24 116 22 116 17 117 13 118 10 118 6 118 2 118-2 118-6 118-10 117-13 116-17 116-22 115-24 114-29 113-33 112-36 111-39 109-44 108-47 107-50 105-55 104-57 101-61 100-65 97-67 94-71 92-73 90-76 87-80 85-82 82-84 78-88 77-90 73-92 70-95 67-98 64-100 61-101 58-104 54-106 50-107 47-109 43-110 40-111 36-112 32-114 29-114 25-115 21-117 8-55 22-122zM5602 35v200 200h-595v-200-200zM4800 35v200 200h-595v-200-200zM4001 35v200 200h-595v-200-200zM1314 2071v200 200h-595v-200-200zM595 2071v200 200h-595v-200-200z">
          <text:p/>
        </draw:path>
        <draw:path draw:style-name="gr1" draw:text-style-name="P1" draw:layer="layout" svg:width="4.867cm" svg:height="7.119cm" svg:x="8.197cm" svg:y="2.94cm" svg:viewBox="0 0 4868 7120" svg:d="M2164 52l103 104 7 8 50-115 138 54 78 31 28-29 101-105 774 671 4 4 4 3 3 3 3 4 581 656 2 3 3 3 3 4 2 3 224 321 5 7 1 3 183 316 2 3 1 3 2 2 1 3 145 310 1 3 1 3 1 3 1 3 109 304 1 3 1 3 1 3 1 4 75 297 1 3v3l1 3 1 4 44 290v3 3l1 3v3l16 283v7 5l-11 275v4l-1 4v5l-1 4-89 522-1 5-1 6-2 5-1 5-165 483-1 5-2 4-2 4-2 4-219 442-1 2-1 3-2 3-1 2-2 3-254 395-2 3-2 2-2 3-2 2-269 345-7 9-264 290-7 7-240 233-6 5-196 171-6 5-180 142-96-110-46-51-27 67-3 8-68 141-137-59-95-40 42 86-136 59-137 59-70-146-4-8-62-152-78 88-97 109-178-142-6-5-193-171-5-5-237-233-6-7-261-290-7-9-265-345-2-2-2-3-1-2-2-3-250-395-1-2-2-3-2-3-1-2-2-3-215-442-2-4-2-4-2-4-1-4-162-484-1-5-2-5-1-5-1-5-88-522v-5l-1-4v-4l-1-5-10-274v-5-7l15-283 1-3v-3-3l1-3 43-290 1-3v-4l1-3 1-3 74-297v-3l1-3 1-3 1-3 107-304 1-3 2-3 1-3 1-3 142-310 2-3 1-3 1-3 2-2 180-316 2-4 4-6 221-321 2-4 3-3 2-3 3-3 572-657 3-3 3-4 4-3 3-3zM1614 925l-560 643-213 310-174 305-137 299-103 292-71 285-41 277-15 270 10 260 85 503 155 464 208 427 243 383 258 335 254 283 230 228 188 166 135 107-87-212-4-11-208-655-3-9-99-408-1-7-86-455-1-7-64-499-1-9-34-538-1-9 2-574 1-10 46-606 1-10 99-634 2-11 159-657 1-3 1-3 1-2 1-3 226-677 1-3 1-3 1-2 2-3 124-285zM2479 6760l160-395 197-624 175-825 61-473 33-514-2-547-44-577-94-604-150-626-214-645-168-387-132 302-223 665-156 646-97 623-46 596-2 564 35 530 63 490 84 448 97 399 205 646 166 408 2 4zM2912 6602l190-166 234-227 258-284 262-335 246-383 212-426 157-465 87-503 10-259-15-269-42-278-72-284-105-292-139-299-177-305-216-310-569-643-532-462 180 416 1 3 1 2 1 3 1 3 218 656 1 3 1 3 1 3v3l153 637 2 11 95 614 2 10 44 587 1 10 2 557-1 9-33 522-1 8-62 484-2 11-177 836-1 3-1 3-1 4-1 3-200 635-4 11-79 195z">
          <text:p/>
        </draw:path>
        <draw:path draw:style-name="gr3" draw:text-style-name="P3" draw:layer="layout" svg:width="6.68cm" svg:height="6.403cm" svg:x="7.228cm" svg:y="3.258cm" svg:viewBox="0 0 6681 6404" svg:d="M1416 864c5 4 10 7 16 11h1l353 200-3 4-2 3-3 3-2 3-221 322-4 6-2 4-180 315-2 3-1 3-2 3-1 2-142 311-2 2-1 3-1 3-1 3-97 277-457-233-357-248 51-107 105-187 117-180 129-172 140-162 150-154 161-144 59-46zM2263 1272c6 3 13 5 19 6l399 96c5 1 9 2 14 3l-98 403-2 11-99 633-1 11-24 310-82-8-569-123-426-151 2-7 103-292 137-299 174-306 213-309 46-54zM3089 1418c6 1 11 1 16 1 1 0 2 0 2 0l376-6c5 0 11 0 16-1l313-38 122 509 94 604 17 229-47 10-515 57-538 7-175-17 24-312 97-623 104-430zM4208 1292c4-1 8-2 12-4l312-96c4-1 7-2 11-3l163-64 65 74 216 310 177 305 139 299 82 229-45 19-408 143-450 125-141 28-15-196-1-10-95-615-2-11-123-511zM5084 960c3-1 5-2 8-4l213-112c2-1 3-2 5-3 1-1 2-1 4-2l200-123 50 40 158 143 147 154 138 163 126 171 114 180 102 187 44 95-385 214-307 147-40 17-76-211-1-3-1-3-1-3-2-3-144-310-2-3-1-3-1-2-2-3-183-316-2-3-4-7-224-321-3-4-2-3-3-3-2-3-17-19zM5161 581l-206 108-173 80-356-402-3-4-4-3-3-4-4-3-384-333 203 46 208 61 204 74 198 87 193 99 185 112 35 24zM4439 907l-301 93-117 26-167-505-1-3-1-3-1-3-2-2-180-416 533 462 292 330zM3470 1113l-358 6-39-4 197-589 132-302 167 388 157 470zM2741 1080l-379-91-84-33 305-349 532-469-125 286-1 2-1 3-1 3-1 3-217 648zM1978 838l-388-219-121-92 37-26 188-112 194-100 200-87 205-74 209-61 213-48 116-19-460 406-4 3-3 3-3 4-4 3-368 424zM500 2364c3 2 7 5 10 7 2 1 4 2 7 3l524 269-10 39v3l-1 3-1 3v3l-43 291-1 3v3l-1 3v3l-15 283v7 5l10 274v4l1 5v4l1 4 88 522 1 6 1 5 2 5 1 3-583-286-473-313-13-131-5-212 9-211 23-210 38-208 51-205 65-201zM1729 2900c6 2 12 3 18 5l587 127c6 2 12 2 18 3l96 9v7l-2 574v9l35 538 1 9 39 304-222-20-596-124-273-92-66-199-85-503-10-259 14-270 40-262zM2925 3090c5 0 9 0 14 0 1 0 2 0 2 0l554-7c5 0 9-1 14-1l528-59c4 0 9-1 13-2l18-3 4 46 1 547-33 513-41 327-15 3-539 57-563 7-55-5-47-362-34-530 2-548zM4547 2922c3 0 7-1 11-2l459-128c3-1 7-2 10-3l417-147c3-1 5-2 8-3l13-6 14 56 42 277 15 270-10 259-86 503-27 79-26 11-425 143-471 126-183 35 31-238 1-8 33-522v-9l-1-557-1-10-7-89zM5820 2485c3-1 5-2 7-3l315-150c3-2 5-3 8-5l357-198 6 14 61 201 48 205 34 208 20 210 5 212-9 212-9 83-120 74-453 241-334 142 68-399 1-4v-5l1-4v-5l10-274v-5-7l-15-283v-3l-1-3v-3l-1-4-44-290v-3l-1-3-1-3v-3l-29-113zM333 4094c3 2 5 3 8 5 3 1 6 3 9 5l625 306c6 3 12 5 18 7l201 68 42 124 1 5 2 4 2 4 2 4 215 441 2 3 1 3 2 3 1 3 2 2 208 330-256-77-516-222-422-246-46-72-102-187-88-192-76-197-61-201-20-86zM1615 4628c6 2 12 4 18 5l613 128c6 1 12 2 17 2l304 28 66 351 1 7 99 407 3 9 12 40-308-25-318-58-152-198-243-383-161-329zM2878 4818l578-7c5 0 9-1 14-1l476-51-141 663-51 161-337 31-351 4-42-130-97-399-50-271zM4553 4651c3-1 7-2 10-3l481-128c3-1 6-2 9-3l238-80-8 26-212 426-246 383-101 128-16 5-400 94-226 38 12-40 1-3 1-3 1-3 1-3 165-779zM6213 4062c4-1 8-3 12-5l374-200-39 156-65 202-78 197-92 192-105 187-24 37-5-9-137 74-385 181-482 180 145-224 1-3 2-3 1-2 2-3 1-3 219-441 2-4 2-4 2-5 1-4 87-256zM1308 5613c5 2 10 4 16 6l531 158c5 2 10 3 16 4l92 17 25 33 7 8 261 291 6 7 150 147-170-50-204-74-198-87-193-99-185-112-177-123-168-134-155-141zM2846 5914l98 307 4 10 65 159-52-5-62-49-187-166-231-227-56-63zM3426 5914c4 0 8 0 12 0l218-21-48 154-144 353-124 4-110-270-69-217zM4362 5794c3 0 6-1 9-2l30-7-96 106-234 227-190 166-70 54 79-195 4-10 86-275zM5161 5584c3-1 7-2 10-3l608-228c4-2 8-3 11-5l4-2-110 113-161 144-170 134-178 123-188 112-194 100-200 87-205 74-25 8 160-155 6-7 265-291 7-8 91-116z">
          <text:p/>
        </draw:path>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office:styles>
  <office:automatic-styles>
    <style:page-layout style:name="PM0">
      <style:page-layout-properties fo:margin-top="0cm" fo:margin-bottom="0cm" fo:margin-left="0cm" fo:margin-right="0cm" fo:page-width="15.24cm" fo:page-height="15.2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7T18:57:54.226621194</meta:creation-date>
    <dc:date>2021-10-17T15:09:24.053278834</dc:date>
    <meta:editing-duration>PT47M50S</meta:editing-duration>
    <meta:editing-cycles>8</meta:editing-cycles>
    <meta:generator>LibreOffice/6.4.7.2$Linux_X86_64 LibreOffice_project/40$Build-2</meta:generator>
    <meta:document-statistic meta:object-count="4"/>
  </office:meta>
</office:document-meta>
</file>